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note">
      <style:text-properties officeooo:rsid="0018dfa0" officeooo:paragraph-rsid="0018dfa0"/>
    </style:style>
    <style:style style:name="P2" style:family="paragraph" style:parent-style-name="Footnote">
      <style:text-properties officeooo:rsid="0018dfa0" officeooo:paragraph-rsid="0019c705"/>
    </style:style>
    <style:style style:name="P3" style:family="paragraph" style:parent-style-name="Standard">
      <style:text-properties officeooo:rsid="0013f9fe" officeooo:paragraph-rsid="0013f9fe"/>
    </style:style>
    <style:style style:name="P4" style:family="paragraph" style:parent-style-name="Standard">
      <style:text-properties officeooo:rsid="0013f9fe" officeooo:paragraph-rsid="0016dfab"/>
    </style:style>
    <style:style style:name="P5" style:family="paragraph" style:parent-style-name="Standard">
      <style:text-properties officeooo:rsid="0016dfab" officeooo:paragraph-rsid="0016dfab"/>
    </style:style>
    <style:style style:name="P6" style:family="paragraph" style:parent-style-name="Standard">
      <style:text-properties officeooo:rsid="0018dfa0" officeooo:paragraph-rsid="0018dfa0"/>
    </style:style>
    <style:style style:name="P7" style:family="paragraph" style:parent-style-name="Standard">
      <style:text-properties officeooo:rsid="0019c035" officeooo:paragraph-rsid="0019c035"/>
    </style:style>
    <style:style style:name="P8" style:family="paragraph" style:parent-style-name="Standard" style:list-style-name="L1">
      <style:text-properties officeooo:rsid="0019c705" officeooo:paragraph-rsid="0019c705"/>
    </style:style>
    <style:style style:name="P9" style:family="paragraph" style:parent-style-name="Standard">
      <style:text-properties officeooo:rsid="001a1a4c" officeooo:paragraph-rsid="001a1a4c"/>
    </style:style>
    <style:style style:name="P10" style:family="paragraph" style:parent-style-name="Standard" style:list-style-name="L1">
      <style:text-properties officeooo:rsid="001a1a4c" officeooo:paragraph-rsid="001a1a4c"/>
    </style:style>
    <style:style style:name="P11" style:family="paragraph" style:parent-style-name="Standard">
      <style:text-properties officeooo:rsid="001bbd67" officeooo:paragraph-rsid="001bbd67"/>
    </style:style>
    <style:style style:name="P12" style:family="paragraph" style:parent-style-name="Standard">
      <style:text-properties officeooo:rsid="001db22a" officeooo:paragraph-rsid="001db2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63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y <text:span text:style-name="T2">shouldn’t I eat meat?</text:span></text:p>
      <text:p text:style-name="P4"/>
      <text:p text:style-name="P5">Because animal cruelty is the price we pay for cheap meat.</text:p>
      <text:p text:style-name="P4"/>
      <text:p text:style-name="P5">By eating meat, you are are supporting a meat industry that is <text:span text:style-name="T1">mostly cruel to animals</text:span>.</text:p>
      <text:p text:style-name="P5"/>
      <text:p text:style-name="P7">Here are examples of animal cruelty that happens on a daily basis to millions of animals:</text:p>
      <text:p text:style-name="P7"/>
      <text:list xml:id="list8058865619975295825" text:style-name="L1">
        <text:list-item>
          <text:p text:style-name="P8">Pigs<text:note text:id="ftn1" text:note-class="footnote"><text:note-citation>1</text:note-citation><text:note-body><text:p text:style-name="P2">https://www.rollingstone.com/feature/belly-beast-meat-factory-farms-animal-activists</text:p></text:note-body></text:note></text:p>
        </text:list-item>
        <text:list-item>
          <text:p text:style-name="P10">Many animals don’t get to the feeder, Peter Singer quote.</text:p>
        </text:list-item>
      </text:list>
      <text:p text:style-name="P5"/>
      <text:p text:style-name="P9">But even if these accounts are over-exaggerated </text:p>
      <text:p text:style-name="P5"/>
      <text:p text:style-name="P6">In case, you <text:note text:id="ftn0" text:note-class="footnote"><text:note-citation>2</text:note-citation><text:note-body><text:p text:style-name="P1">https://www.rollingstone.com/feature/belly-beast-meat-factory-farms-animal-activists</text:p></text:note-body></text:note></text:p>
      <text:p text:style-name="P6"/>
      <text:p text:style-name="P11">What about animals? </text:p>
      <text:p text:style-name="P11"/>
      <text:p text:style-name="P12">While there are some</text:p>
      <text:p text:style-name="P6"/>
      <text:p text:style-name="P6"/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0:32:01.823949823</meta:creation-date>
    <dc:date>2018-05-29T10:48:32.703942248</dc:date>
    <meta:editing-duration>PT16M2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81" meta:character-count="593" meta:non-whitespace-character-count="524"/>
  </office:meta>
</office:document-meta>
</file>